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796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3.568cm" fo:break-before="auto" style:use-optimal-row-height="true"/>
    </style:style>
    <style:style style:name="ro9" style:family="table-row">
      <style:table-row-properties style:row-height="1.579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1.499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0-24_09-36-07_000.jpg</text:p>
          </table:table-cell>
          <table:table-cell office:value-type="string">
            <text:p>:m other / 記録　文書 / @自室 / ツボ押し / ツボの位置 / sn=1</text:p>
          </table:table-cell>
          <table:table-cell table:style-name="ce3"/>
          <table:table-cell table:style-name="ce3"/>
          <table:table-cell table:style-name="ce3" office:value-type="string">
            <text:p>N-35-35-28.6 E-139-34-49.65</text:p>
          </table:table-cell>
          <table:table-cell table:style-name="ce24" table:formula="of:=IF([.E2]=&quot;&quot;;[.C2];CONCATENATE([.C2];&quot; / &quot;;[.E2]))" office:value-type="string" office:string-value=":m other / 記録　文書 / @自室 / ツボ押し / ツボの位置 / sn=1">
            <text:p>:m other / 記録　文書 / @自室 / ツボ押し / ツボの位置 / sn=1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9-10-24_09-38-13_000.jpg</text:p>
          </table:table-cell>
          <table:table-cell table:style-name="ce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9.07 E-139-34-49.65</text:p>
          </table:table-cell>
          <table:table-cell table:style-name="ce2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19-10-24_11-53-56_000.jpg</text:p>
          </table:table-cell>
          <table:table-cell table:style-name="ce3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27 E-139-34-49.6</text:p>
          </table:table-cell>
          <table:table-cell table:style-name="ce2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0-24_15-13-13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4"/>
          <table:table-cell table:style-name="ce3"/>
          <table:table-cell table:style-name="ce3" office:value-type="string">
            <text:p>N-35-35-28.29 E-139-34-49.93</text:p>
          </table:table-cell>
          <table:table-cell table:style-name="ce24" table:formula="of:=IF([.E5]=&quot;&quot;;[.C5];CONCATENATE([.C5];&quot; / &quot;;[.E5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0-24_15-14-46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4"/>
          <table:table-cell table:style-name="ce3"/>
          <table:table-cell table:style-name="ce3" office:value-type="string">
            <text:p>N-35-35-28.46 E-139-34-49.6</text:p>
          </table:table-cell>
          <table:table-cell table:style-name="ce24" table:formula="of:=IF([.E6]=&quot;&quot;;[.C6];CONCATENATE([.C6];&quot; / &quot;;[.E6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0-24_15-16-08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2"/>
          <table:table-cell table:style-name="ce3"/>
          <table:table-cell table:style-name="ce3" office:value-type="string">
            <text:p>N-35-35-28.45 E-139-34-49.49</text:p>
          </table:table-cell>
          <table:table-cell table:style-name="ce24" table:formula="of:=IF([.E7]=&quot;&quot;;[.C7];CONCATENATE([.C7];&quot; / &quot;;[.E7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0-24_15-21-55_000.jpg</text:p>
          </table:table-cell>
          <table:table-cell table:style-name="ce3" office:value-type="string">
            <text:p>:m music / log / gt / || s.1:et-9,patt,for=右指、速弾き,R=1 || s.2:other,theme=harmonics,R=2 || s.3:f-77,rev,theme=stomp || s.4:ct-2,patt,em=2p;1s,add,em=p1;2s || s.5:other,theme=harmonics-multi-strings,R=3 || s.6:et-6,patt,patt-4.n || s.7:f-79,patt.n,R=4</text:p>
          </table:table-cell>
          <table:table-cell table:style-name="ce14"/>
          <table:table-cell table:style-name="ce3"/>
          <table:table-cell table:style-name="ce3" office:value-type="string">
            <text:p>N-35-35-28.24 E-139-34-49.0</text:p>
          </table:table-cell>
          <table:table-cell table:style-name="ce24" table:formula="of:=IF([.E8]=&quot;&quot;;[.C8];CONCATENATE([.C8];&quot; / &quot;;[.E8]))" office:value-type="string" office:string-value=":m music / log / gt / || s.1:et-9,patt,for=右指、速弾き,R=1 || s.2:other,theme=harmonics,R=2 || s.3:f-77,rev,theme=stomp || s.4:ct-2,patt,em=2p;1s,add,em=p1;2s || s.5:other,theme=harmonics-multi-strings,R=3 || s.6:et-6,patt,patt-4.n || s.7:f-79,patt.n,R=4">
            <text:p>:m music / log / gt / || s.1:et-9,patt,for=右指、速弾き,R=1 || s.2:other,theme=harmonics,R=2 || s.3:f-77,rev,theme=stomp || s.4:ct-2,patt,em=2p;1s,add,em=p1;2s || s.5:other,theme=harmonics-multi-strings,R=3 || s.6:et-6,patt,patt-4.n || s.7:f-79,patt.n,R=4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2019-10-24_15-22-20_000.jpg</text:p>
          </table:table-cell>
          <table:table-cell table:style-name="ce3" office:value-type="string">
            <text:p>:m music / log / gt / memos-eigen / f-79 / p.2 / addition || s.3:patt-4,ref=st-1;p1;s1,score+</text:p>
          </table:table-cell>
          <table:table-cell table:style-name="ce14"/>
          <table:table-cell table:style-name="ce3"/>
          <table:table-cell table:style-name="ce3" office:value-type="string">
            <text:p>N-35-35-28.33 E-139-34-49.0</text:p>
          </table:table-cell>
          <table:table-cell table:style-name="ce24" table:formula="of:=IF([.E9]=&quot;&quot;;[.C9];CONCATENATE([.C9];&quot; / &quot;;[.E9]))" office:value-type="string" office:string-value=":m music / log / gt / memos-eigen / f-79 / p.2 / addition || s.3:patt-4,ref=st-1;p1;s1,score+">
            <text:p>:m music / log / gt / memos-eigen / f-79 / p.2 / addition || s.3:patt-4,ref=st-1;p1;s1,score+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string">
            <text:p>2019-10-24_15-22-40_000.jpg</text:p>
          </table:table-cell>
          <table:table-cell table:style-name="ce3" office:value-type="string">
            <text:p>:m music / log / gt / memos-eigen / f-79 (tapping) / p.3 || s.1:patt-5t.69</text:p>
          </table:table-cell>
          <table:table-cell table:style-name="ce14"/>
          <table:table-cell table:style-name="ce3"/>
          <table:table-cell table:style-name="ce3" office:value-type="string">
            <text:p>N-35-35-28.71 E-139-34-49.43</text:p>
          </table:table-cell>
          <table:table-cell table:style-name="ce24" table:formula="of:=IF([.E10]=&quot;&quot;;[.C10];CONCATENATE([.C10];&quot; / &quot;;[.E10]))" office:value-type="string" office:string-value=":m music / log / gt / memos-eigen / f-79 (tapping) / p.3 || s.1:patt-5t.69">
            <text:p>:m music / log / gt / memos-eigen / f-79 (tapping) / p.3 || s.1:patt-5t.69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2019-10-24_15-26-41_000.jpg</text:p>
          </table:table-cell>
          <table:table-cell table:style-name="ce3" office:value-type="string">
            <text:p>:m music / log / gt / memos-eigen / ct-2 / p.2 || s.1:k.D</text:p>
          </table:table-cell>
          <table:table-cell table:style-name="ce12"/>
          <table:table-cell table:style-name="ce3"/>
          <table:table-cell table:style-name="ce3" office:value-type="string">
            <text:p>N-35-35-28.48 E-139-34-49.43</text:p>
          </table:table-cell>
          <table:table-cell table:style-name="ce24" table:formula="of:=IF([.E11]=&quot;&quot;;[.C11];CONCATENATE([.C11];&quot; / &quot;;[.E11]))" office:value-type="string" office:string-value=":m music / log / gt / memos-eigen / ct-2 / p.2 || s.1:k.D">
            <text:p>:m music / log / gt / memos-eigen / ct-2 / p.2 || s.1:k.D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2019-10-24_15-27-07_000.jpg</text:p>
          </table:table-cell>
          <table:table-cell table:style-name="ce3" office:value-type="string">
            <text:p>:m music / log / gt / memos-eigen / et-9.n / p.1 || s.2:patt-2,R+</text:p>
          </table:table-cell>
          <table:table-cell table:style-name="ce12"/>
          <table:table-cell table:style-name="ce3"/>
          <table:table-cell table:style-name="ce3" office:value-type="string">
            <text:p>N-35-35-28.48 E-139-34-49.43</text:p>
          </table:table-cell>
          <table:table-cell table:style-name="ce24" table:formula="of:=IF([.E12]=&quot;&quot;;[.C12];CONCATENATE([.C12];&quot; / &quot;;[.E12]))" office:value-type="string" office:string-value=":m music / log / gt / memos-eigen / et-9.n / p.1 || s.2:patt-2,R+">
            <text:p>:m music / log / gt / memos-eigen / et-9.n / p.1 || s.2:patt-2,R+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2019-10-24_18-09-24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4"/>
          <table:table-cell table:style-name="ce3"/>
          <table:table-cell table:style-name="ce3" office:value-type="string">
            <text:p>N-35-35-28.49 E-139-34-49.32</text:p>
          </table:table-cell>
          <table:table-cell table:style-name="ce24" table:formula="of:=IF([.E13]=&quot;&quot;;[.C13];CONCATENATE([.C13];&quot; / &quot;;[.E13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string">
            <text:p>2019-10-24_18-09-36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4"/>
          <table:table-cell table:style-name="ce3"/>
          <table:table-cell table:style-name="ce3" office:value-type="string">
            <text:p>N-35-35-28.35 E-139-34-49.54</text:p>
          </table:table-cell>
          <table:table-cell table:style-name="ce24" table:formula="of:=IF([.E14]=&quot;&quot;;[.C14];CONCATENATE([.C14];&quot; / &quot;;[.E14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string">
            <text:p>2019-10-24_18-12-20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2"/>
          <table:table-cell table:style-name="ce3"/>
          <table:table-cell table:style-name="ce3" office:value-type="string">
            <text:p>N-35-35-28.71 E-139-34-49.6</text:p>
          </table:table-cell>
          <table:table-cell table:style-name="ce24" table:formula="of:=IF([.E15]=&quot;&quot;;[.C15];CONCATENATE([.C15];&quot; / &quot;;[.E15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2019-10-24_18-14-02_000.jpg</text:p>
          </table:table-cell>
          <table:table-cell table:style-name="ce3" office:value-type="string">
            <text:p>:m 東和 PHOTO / 191025f / 森下駅 / 森下１丁目プロジェクト新築 / １名 / ホクシン設備（三崎組） / 資料</text:p>
          </table:table-cell>
          <table:table-cell table:style-name="ce13"/>
          <table:table-cell table:style-name="ce3"/>
          <table:table-cell table:style-name="ce3" office:value-type="string">
            <text:p>N-35-35-28.74 E-139-34-49.6</text:p>
          </table:table-cell>
          <table:table-cell table:style-name="ce24" table:formula="of:=IF([.E16]=&quot;&quot;;[.C16];CONCATENATE([.C16];&quot; / &quot;;[.E16]))" office:value-type="string" office:string-value=":m 東和 PHOTO / 191025f / 森下駅 / 森下１丁目プロジェクト新築 / １名 / ホクシン設備（三崎組） / 資料">
            <text:p>:m 東和 PHOTO / 191025f / 森下駅 / 森下１丁目プロジェクト新築 / １名 / ホクシン設備（三崎組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2019-10-24_22-46-39_000.png</text:p>
          </table:table-cell>
          <table:table-cell table:style-name="ce12" office:value-type="string">
            <text:p>:m :PHOTO 寝た時刻 / 2019</text:p>
          </table:table-cell>
          <table:table-cell table:style-name="ce14"/>
          <table:table-cell table:style-name="ce3"/>
          <table:table-cell table:style-name="ce3"/>
          <table:table-cell table:style-name="ce24" table:formula="of:=IF([.E17]=&quot;&quot;;[.C17];CONCATENATE([.C17];&quot; / &quot;;[.E17]))" office:value-type="string" office:string-value=":m :PHOTO 寝た時刻 / 2019">
            <text:p>:m :PHOTO 寝た時刻 / 2019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2019-10-25_04-18-07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9.11 E-139-34-49.38</text:p>
          </table:table-cell>
          <table:table-cell table:style-name="ce24" table:formula="of:=IF([.E18]=&quot;&quot;;[.C18];CONCATENATE([.C18];&quot; / &quot;;[.E18]))" office:value-type="string" office:string-value=":m :PHOTO 起きた時刻 / 2019">
            <text:p>:m :PHOTO 起きた時刻 / 2019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2019-10-25_05-07-45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98</text:p>
          </table:table-cell>
          <table:table-cell table:style-name="ce24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3" office:value-type="float" office:value="19">
            <text:p>19</text:p>
          </table:table-cell>
          <table:table-cell table:style-name="ce3" office:value-type="string">
            <text:p>2019-10-25_05-37-49_000.jpg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72 E-139-34-50.26</text:p>
          </table:table-cell>
          <table:table-cell table:style-name="ce24" table:formula="of:=IF([.E20]=&quot;&quot;;[.C20];CONCATENATE([.C20];&quot; / &quot;;[.E20]))" office:value-type="string" office:string-value="-*">
            <text:p>-*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2019-10-25_05-37-58_000.jpg</text:p>
          </table:table-cell>
          <table:table-cell table:style-name="ce3" office:value-type="string">
            <text:p>:m 東和 PHOTO / 191025f / 森下駅 / 森下１丁目プロジェクト新築 / １名 / ホクシン設備（三崎組） / 出発時間 / N-35-35-28.61 E-139-34-50.04</text:p>
          </table:table-cell>
          <table:table-cell table:style-name="ce14"/>
          <table:table-cell table:style-name="ce3" table:formula="of:=[.F21]" office:value-type="string" office:string-value="N-35-35-28.61 E-139-34-50.04">
            <text:p>N-35-35-28.61 E-139-34-50.04</text:p>
          </table:table-cell>
          <table:table-cell table:style-name="ce3" office:value-type="string">
            <text:p>N-35-35-28.61 E-139-34-50.04</text:p>
          </table:table-cell>
          <table:table-cell table:style-name="ce24" table:formula="of:=IF([.E21]=&quot;&quot;;[.C21];CONCATENATE([.C21];&quot; / &quot;;[.E21]))" office:value-type="string" office:string-value=":m 東和 PHOTO / 191025f / 森下駅 / 森下１丁目プロジェクト新築 / １名 / ホクシン設備（三崎組） / 出発時間 / N-35-35-28.61 E-139-34-50.04 / N-35-35-28.61 E-139-34-50.04">
            <text:p>:m 東和 PHOTO / 191025f / 森下駅 / 森下１丁目プロジェクト新築 / １名 / ホクシン設備（三崎組） / 出発時間 / N-35-35-28.61 E-139-34-50.04 / N-35-35-28.61 E-139-34-50.04</text:p>
          </table:table-cell>
          <table:table-cell table:style-name="ce25" table:number-columns-repeated="2"/>
          <table:table-cell table:number-columns-repeated="1015"/>
        </table:table-row>
        <table:table-row table:style-name="ro8">
          <table:table-cell table:style-name="ce3" office:value-type="float" office:value="21">
            <text:p>21</text:p>
          </table:table-cell>
          <table:table-cell table:style-name="ce3" office:value-type="string">
            <text:p>2019-10-25_06-54-48_000.jpg</text:p>
          </table:table-cell>
          <table:table-cell table:style-name="ce14" office:value-type="string">
            <text:p>:PHOTO 面白いもの / @森下駅、東和現場への途中 / 記録用 / 構築物 / 地下道への降り口、覆いとしての構造物、支える柱の形、初めて見る / N-35-41-18.74 E-139-47-53.53</text:p>
          </table:table-cell>
          <table:table-cell table:style-name="ce12"/>
          <table:table-cell table:style-name="ce3" table:formula="of:=[.F22]" office:value-type="string" office:string-value="N-35-41-18.74 E-139-47-53.53">
            <text:p>N-35-41-18.74 E-139-47-53.53</text:p>
          </table:table-cell>
          <table:table-cell table:style-name="ce3" office:value-type="string">
            <text:p>N-35-41-18.74 E-139-47-53.53</text:p>
          </table:table-cell>
          <table:table-cell table:style-name="ce24" table:formula="of:=IF([.E22]=&quot;&quot;;[.C22];CONCATENATE([.C22];&quot; / &quot;;[.E22]))" office:value-type="string" office:string-value=":PHOTO 面白いもの / @森下駅、東和現場への途中 / 記録用 / 構築物 / 地下道への降り口、覆いとしての構造物、支える柱の形、初めて見る / N-35-41-18.74 E-139-47-53.53 / N-35-41-18.74 E-139-47-53.53">
            <text:p>:PHOTO 面白いもの / @森下駅、東和現場への途中 / 記録用 / 構築物 / 地下道への降り口、覆いとしての構造物、支える柱の形、初めて見る / N-35-41-18.74 E-139-47-53.53 / N-35-41-18.74 E-139-47-53.53</text:p>
          </table:table-cell>
          <table:table-cell table:style-name="ce25" table:number-columns-repeated="2"/>
          <table:table-cell table:number-columns-repeated="1015"/>
        </table:table-row>
        <table:table-row table:style-name="ro8">
          <table:table-cell table:style-name="ce3" office:value-type="float" office:value="22">
            <text:p>22</text:p>
          </table:table-cell>
          <table:table-cell table:style-name="ce3" office:value-type="string">
            <text:p>2019-10-25_06-54-52_000.jpg</text:p>
          </table:table-cell>
          <table:table-cell table:style-name="ce14" office:value-type="string">
            <text:p>:PHOTO 面白いもの / @森下駅、東和現場への途中 / 記録用 / 構築物 / 地下道への降り口、覆いとしての構造物、支える柱の形、初めて見る / N-35-41-18.52 E-139-47-53.58</text:p>
          </table:table-cell>
          <table:table-cell table:style-name="ce3"/>
          <table:table-cell table:style-name="ce3" table:formula="of:=[.F23]" office:value-type="string" office:string-value="N-35-41-18.52 E-139-47-53.58">
            <text:p>N-35-41-18.52 E-139-47-53.58</text:p>
          </table:table-cell>
          <table:table-cell table:style-name="ce3" office:value-type="string">
            <text:p>N-35-41-18.52 E-139-47-53.58</text:p>
          </table:table-cell>
          <table:table-cell table:style-name="ce24" table:formula="of:=IF([.E23]=&quot;&quot;;[.C23];CONCATENATE([.C23];&quot; / &quot;;[.E23]))" office:value-type="string" office:string-value=":PHOTO 面白いもの / @森下駅、東和現場への途中 / 記録用 / 構築物 / 地下道への降り口、覆いとしての構造物、支える柱の形、初めて見る / N-35-41-18.52 E-139-47-53.58 / N-35-41-18.52 E-139-47-53.58">
            <text:p>:PHOTO 面白いもの / @森下駅、東和現場への途中 / 記録用 / 構築物 / 地下道への降り口、覆いとしての構造物、支える柱の形、初めて見る / N-35-41-18.52 E-139-47-53.58 / N-35-41-18.52 E-139-47-53.58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2019-10-25_07-06-29_000.jpg</text:p>
          </table:table-cell>
          <table:table-cell table:style-name="ce3" office:value-type="string">
            <text:p>:m 東和 PHOTO / 191025f / 森下駅 / 森下１丁目プロジェクト新築 / １名 / ホクシン設備（三崎組） / 現場状況 / N-35-41-21.48 E-139-47-53.64</text:p>
          </table:table-cell>
          <table:table-cell table:style-name="ce3"/>
          <table:table-cell table:style-name="ce3" table:formula="of:=[.F24]" office:value-type="string" office:string-value="N-35-41-21.48 E-139-47-53.64">
            <text:p>N-35-41-21.48 E-139-47-53.64</text:p>
          </table:table-cell>
          <table:table-cell table:style-name="ce3" office:value-type="string">
            <text:p>N-35-41-21.48 E-139-47-53.64</text:p>
          </table:table-cell>
          <table:table-cell table:style-name="ce24" table:formula="of:=IF([.E24]=&quot;&quot;;[.C24];CONCATENATE([.C24];&quot; / &quot;;[.E24]))" office:value-type="string" office:string-value=":m 東和 PHOTO / 191025f / 森下駅 / 森下１丁目プロジェクト新築 / １名 / ホクシン設備（三崎組） / 現場状況 / N-35-41-21.48 E-139-47-53.64 / N-35-41-21.48 E-139-47-53.64">
            <text:p>:m 東和 PHOTO / 191025f / 森下駅 / 森下１丁目プロジェクト新築 / １名 / ホクシン設備（三崎組） / 現場状況 / N-35-41-21.48 E-139-47-53.64 / N-35-41-21.48 E-139-47-53.6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2019-10-25_07-06-58_000.jpg</text:p>
          </table:table-cell>
          <table:table-cell table:style-name="ce3" office:value-type="string">
            <text:p>:m 東和 PHOTO / 191025f / 森下駅 / 森下１丁目プロジェクト新築 / １名 / ホクシン設備（三崎組） / 現場状況 / N-35-41-20.88 E-139-47-53.2</text:p>
          </table:table-cell>
          <table:table-cell table:style-name="ce3"/>
          <table:table-cell table:style-name="ce3" table:formula="of:=[.F25]" office:value-type="string" office:string-value="N-35-41-20.88 E-139-47-53.2">
            <text:p>N-35-41-20.88 E-139-47-53.2</text:p>
          </table:table-cell>
          <table:table-cell table:style-name="ce3" office:value-type="string">
            <text:p>N-35-41-20.88 E-139-47-53.2</text:p>
          </table:table-cell>
          <table:table-cell table:style-name="ce24" table:formula="of:=IF([.E25]=&quot;&quot;;[.C25];CONCATENATE([.C25];&quot; / &quot;;[.E25]))" office:value-type="string" office:string-value=":m 東和 PHOTO / 191025f / 森下駅 / 森下１丁目プロジェクト新築 / １名 / ホクシン設備（三崎組） / 現場状況 / N-35-41-20.88 E-139-47-53.2 / N-35-41-20.88 E-139-47-53.2">
            <text:p>:m 東和 PHOTO / 191025f / 森下駅 / 森下１丁目プロジェクト新築 / １名 / ホクシン設備（三崎組） / 現場状況 / N-35-41-20.88 E-139-47-53.2 / N-35-41-20.88 E-139-47-53.2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2019-10-25_07-07-41_000.jpg</text:p>
          </table:table-cell>
          <table:table-cell table:style-name="ce6" office:value-type="string">
            <text:p>JVEMV6 52#2 / 52. 自然観察 / 2. grass / field_photos / 樹木 / @東和現場、森下駅、ゲート前の植え込み / 葉っぱ、大きい / N-35-41-20.69 E-139-47-53.47</text:p>
          </table:table-cell>
          <table:table-cell table:style-name="ce3"/>
          <table:table-cell table:style-name="ce3" table:formula="of:=[.F26]" office:value-type="string" office:string-value="N-35-41-20.69 E-139-47-53.47">
            <text:p>N-35-41-20.69 E-139-47-53.47</text:p>
          </table:table-cell>
          <table:table-cell table:style-name="ce3" office:value-type="string">
            <text:p>N-35-41-20.69 E-139-47-53.47</text:p>
          </table:table-cell>
          <table:table-cell table:style-name="ce24" table:formula="of:=IF([.E26]=&quot;&quot;;[.C26];CONCATENATE([.C26];&quot; / &quot;;[.E26]))" office:value-type="string" office:string-value="JVEMV6 52#2 / 52. 自然観察 / 2. grass / field_photos / 樹木 / @東和現場、森下駅、ゲート前の植え込み / 葉っぱ、大きい / N-35-41-20.69 E-139-47-53.47 / N-35-41-20.69 E-139-47-53.47">
            <text:p>JVEMV6 52#2 / 52. 自然観察 / 2. grass / field_photos / 樹木 / @東和現場、森下駅、ゲート前の植え込み / 葉っぱ、大きい / N-35-41-20.69 E-139-47-53.47 / N-35-41-20.69 E-139-47-53.47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2019-10-25_07-07-46_000.jpg</text:p>
          </table:table-cell>
          <table:table-cell table:style-name="ce6" office:value-type="string">
            <text:p>JVEMV6 52#2 / 52. 自然観察 / 2. grass / field_photos / 樹木 / @東和現場、森下駅、ゲート前の植え込み / 葉っぱ、大きい / N-35-41-20.86 E-139-47-53.36</text:p>
          </table:table-cell>
          <table:table-cell table:style-name="ce13"/>
          <table:table-cell table:style-name="ce3" table:formula="of:=[.F27]" office:value-type="string" office:string-value="N-35-41-20.86 E-139-47-53.36">
            <text:p>N-35-41-20.86 E-139-47-53.36</text:p>
          </table:table-cell>
          <table:table-cell table:style-name="ce3" office:value-type="string">
            <text:p>N-35-41-20.86 E-139-47-53.36</text:p>
          </table:table-cell>
          <table:table-cell table:style-name="ce24" table:formula="of:=IF([.E27]=&quot;&quot;;[.C27];CONCATENATE([.C27];&quot; / &quot;;[.E27]))" office:value-type="string" office:string-value="JVEMV6 52#2 / 52. 自然観察 / 2. grass / field_photos / 樹木 / @東和現場、森下駅、ゲート前の植え込み / 葉っぱ、大きい / N-35-41-20.86 E-139-47-53.36 / N-35-41-20.86 E-139-47-53.36">
            <text:p>JVEMV6 52#2 / 52. 自然観察 / 2. grass / field_photos / 樹木 / @東和現場、森下駅、ゲート前の植え込み / 葉っぱ、大きい / N-35-41-20.86 E-139-47-53.36 / N-35-41-20.86 E-139-47-53.36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2019-10-25_07-07-51_000.jpg</text:p>
          </table:table-cell>
          <table:table-cell table:style-name="ce6" office:value-type="string">
            <text:p>JVEMV6 52#2 / 52. 自然観察 / 2. grass / field_photos / 樹木 / @東和現場、森下駅、ゲート前の植え込み / 葉っぱ、大きい / N-35-41-20.99 E-139-47-53.31</text:p>
          </table:table-cell>
          <table:table-cell table:style-name="ce14"/>
          <table:table-cell table:style-name="ce3" table:formula="of:=[.F28]" office:value-type="string" office:string-value="N-35-41-20.99 E-139-47-53.31">
            <text:p>N-35-41-20.99 E-139-47-53.31</text:p>
          </table:table-cell>
          <table:table-cell table:style-name="ce3" office:value-type="string">
            <text:p>N-35-41-20.99 E-139-47-53.31</text:p>
          </table:table-cell>
          <table:table-cell table:style-name="ce24" table:formula="of:=IF([.E28]=&quot;&quot;;[.C28];CONCATENATE([.C28];&quot; / &quot;;[.E28]))" office:value-type="string" office:string-value="JVEMV6 52#2 / 52. 自然観察 / 2. grass / field_photos / 樹木 / @東和現場、森下駅、ゲート前の植え込み / 葉っぱ、大きい / N-35-41-20.99 E-139-47-53.31 / N-35-41-20.99 E-139-47-53.31">
            <text:p>JVEMV6 52#2 / 52. 自然観察 / 2. grass / field_photos / 樹木 / @東和現場、森下駅、ゲート前の植え込み / 葉っぱ、大きい / N-35-41-20.99 E-139-47-53.31 / N-35-41-20.99 E-139-47-53.31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2019-10-25_07-08-00_000.jpg</text:p>
          </table:table-cell>
          <table:table-cell table:style-name="ce6" office:value-type="string">
            <text:p>JVEMV6 52#2 / 52. 自然観察 / 2. grass / field_photos / 樹木 / @東和現場、森下駅、ゲート前の植え込み / 葉っぱ、大きい / N-35-41-21.02 E-139-47-53.14</text:p>
          </table:table-cell>
          <table:table-cell table:style-name="ce12"/>
          <table:table-cell table:style-name="ce3" table:formula="of:=[.F29]" office:value-type="string" office:string-value="N-35-41-21.02 E-139-47-53.14">
            <text:p>N-35-41-21.02 E-139-47-53.14</text:p>
          </table:table-cell>
          <table:table-cell table:style-name="ce3" office:value-type="string">
            <text:p>N-35-41-21.02 E-139-47-53.14</text:p>
          </table:table-cell>
          <table:table-cell table:style-name="ce24" table:formula="of:=IF([.E29]=&quot;&quot;;[.C29];CONCATENATE([.C29];&quot; / &quot;;[.E29]))" office:value-type="string" office:string-value="JVEMV6 52#2 / 52. 自然観察 / 2. grass / field_photos / 樹木 / @東和現場、森下駅、ゲート前の植え込み / 葉っぱ、大きい / N-35-41-21.02 E-139-47-53.14 / N-35-41-21.02 E-139-47-53.14">
            <text:p>JVEMV6 52#2 / 52. 自然観察 / 2. grass / field_photos / 樹木 / @東和現場、森下駅、ゲート前の植え込み / 葉っぱ、大きい / N-35-41-21.02 E-139-47-53.14 / N-35-41-21.02 E-139-47-53.1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2019-10-25_18-41-52_000.jpg</text:p>
          </table:table-cell>
          <table:table-cell table:style-name="ce6" office:value-type="string">
            <text:p>:m 温度 / 部屋</text:p>
          </table:table-cell>
          <table:table-cell table:style-name="ce3"/>
          <table:table-cell table:style-name="ce3"/>
          <table:table-cell table:style-name="ce3" office:value-type="string">
            <text:p>N-35-35-28.08 E-139-34-49.6</text:p>
          </table:table-cell>
          <table:table-cell table:style-name="ce24" table:formula="of:=IF([.E30]=&quot;&quot;;[.C30];CONCATENATE([.C30];&quot; / &quot;;[.E30]))" office:value-type="string" office:string-value=":m 温度 / 部屋">
            <text:p>:m 温度 / 部屋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string">
            <text:p>2019-10-25_20-53-20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6 E-139-34-50.04</text:p>
          </table:table-cell>
          <table:table-cell table:style-name="ce24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25" table:number-columns-repeated="2"/>
          <table:table-cell table:number-columns-repeated="1015"/>
        </table:table-row>
        <table:table-row table:style-name="ro9">
          <table:table-cell table:style-name="ce3" office:value-type="float" office:value="31">
            <text:p>31</text:p>
          </table:table-cell>
          <table:table-cell table:style-name="ce3" office:value-type="string">
            <text:p>2019-10-26_00-42-12_000.jpg</text:p>
          </table:table-cell>
          <table:table-cell table:style-name="ce14" office:value-type="string">
            <text:p>:m other / log / 寝る前　ウェブ閲覧　記録 / 就寝前の、動画閲覧</text:p>
          </table:table-cell>
          <table:table-cell table:style-name="ce3"/>
          <table:table-cell table:style-name="ce3"/>
          <table:table-cell table:style-name="ce3" office:value-type="string">
            <text:p>N-35-35-28.35 E-139-34-49.87</text:p>
          </table:table-cell>
          <table:table-cell table:style-name="ce24" table:formula="of:=IF([.E32]=&quot;&quot;;[.C32];CONCATENATE([.C32];&quot; / &quot;;[.E32]))" office:value-type="string" office:string-value=":m other / log / 寝る前　ウェブ閲覧　記録 / 就寝前の、動画閲覧">
            <text:p>:m other / log / 寝る前　ウェブ閲覧　記録 / 就寝前の、動画閲覧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2019-10-26_06-19-41_000.jpg</text:p>
          </table:table-cell>
          <table:table-cell table:style-name="ce14" office:value-type="string">
            <text:p>:m :PHOTO 起きた時刻 / 2019</text:p>
          </table:table-cell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33]=&quot;&quot;;[.C33];CONCATENATE([.C33];&quot; / &quot;;[.E33]))" office:value-type="string" office:string-value=":m :PHOTO 起きた時刻 / 2019">
            <text:p>:m :PHOTO 起きた時刻 / 2019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3" office:value-type="string">
            <text:p>2019-10-26_06-41-16_000.jpg</text:p>
          </table:table-cell>
          <table:table-cell table:style-name="ce6" office:value-type="string">
            <text:p>:m :lets / action activity / やること / 絵、描こう</text:p>
          </table:table-cell>
          <table:table-cell table:style-name="ce3"/>
          <table:table-cell table:style-name="ce3"/>
          <table:table-cell table:style-name="ce3" office:value-type="string">
            <text:p>N-35-35-28.48 E-139-34-49.49</text:p>
          </table:table-cell>
          <table:table-cell table:style-name="ce24" table:formula="of:=IF([.E34]=&quot;&quot;;[.C34];CONCATENATE([.C34];&quot; / &quot;;[.E34]))" office:value-type="string" office:string-value=":m :lets / action activity / やること / 絵、描こう">
            <text:p>:m :lets / action activity / やること / 絵、描こう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3" office:value-type="string">
            <text:p>2019-10-26_06-42-26_000.jpg</text:p>
          </table:table-cell>
          <table:table-cell table:style-name="ce3" office:value-type="string">
            <text:p>:m 東和 PHOTO / 191025f / 森下駅 / 森下１丁目プロジェクト新築 / １名 / ホクシン設備（三崎組） / 日報</text:p>
          </table:table-cell>
          <table:table-cell table:style-name="ce3"/>
          <table:table-cell table:style-name="ce3"/>
          <table:table-cell table:style-name="ce3" office:value-type="string">
            <text:p>N-35-35-27.94 E-139-34-48.83</text:p>
          </table:table-cell>
          <table:table-cell table:style-name="ce24" table:formula="of:=IF([.E35]=&quot;&quot;;[.C35];CONCATENATE([.C35];&quot; / &quot;;[.E35]))" office:value-type="string" office:string-value=":m 東和 PHOTO / 191025f / 森下駅 / 森下１丁目プロジェクト新築 / １名 / ホクシン設備（三崎組） / 日報">
            <text:p>:m 東和 PHOTO / 191025f / 森下駅 / 森下１丁目プロジェクト新築 / １名 / ホクシン設備（三崎組） / 日報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string">
            <text:p>2019-10-26_07-38-58_000.jpg</text:p>
          </table:table-cell>
          <table:table-cell table:style-name="ce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6 E-139-34-49.87</text:p>
          </table:table-cell>
          <table:table-cell table:style-name="ce24" table:formula="of:=IF([.E36]=&quot;&quot;;[.C36];CONCATENATE([.C36];&quot; / &quot;;[.E36]))" office:value-type="string" office:string-value=":m 食べた物　間食 / 味噌スープ">
            <text:p>:m 食べた物　間食 / 味噌スープ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36]+1" office:value-type="float" office:value="36">
            <text:p>36</text:p>
          </table:table-cell>
          <table:table-cell table:style-name="ce3" office:value-type="string">
            <text:p>2019-10-24_13-39-59_000.mov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15.01 E-139-34-48.12</text:p>
          </table:table-cell>
          <table:table-cell table:style-name="ce24" table:formula="of:=IF([.E37]=&quot;&quot;;[.C37];CONCATENATE([.C37];&quot; / &quot;;[.E37]))" office:value-type="string" office:string-value="-*">
            <text:p>-*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10-24_13-40-29_000.mov</text:p>
          </table:table-cell>
          <table:table-cell table:style-name="ce6" office:value-type="string">
            <text:p>:VIDEO / @自宅 / メモ / guitar,gt / 演奏、play / g-1024-1 / et-9 patt,for=右指、速弾き</text:p>
          </table:table-cell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8]=&quot;&quot;;[.C38];CONCATENATE([.C38];&quot; / &quot;;[.E38]))" office:value-type="string" office:string-value=":VIDEO / @自宅 / メモ / guitar,gt / 演奏、play / g-1024-1 / et-9 patt,for=右指、速弾き">
            <text:p>:VIDEO / @自宅 / メモ / guitar,gt / 演奏、play / g-1024-1 / et-9 patt,for=右指、速弾き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10-24_13-44-36_000.mov</text:p>
          </table:table-cell>
          <table:table-cell table:style-name="ce6" office:value-type="string">
            <text:p>:VIDEO / @自宅 / メモ / guitar,gt / 演奏、play / g-1024-2 / other theme=harmonics,R=2</text:p>
          </table:table-cell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9]=&quot;&quot;;[.C39];CONCATENATE([.C39];&quot; / &quot;;[.E39]))" office:value-type="string" office:string-value=":VIDEO / @自宅 / メモ / guitar,gt / 演奏、play / g-1024-2 / other theme=harmonics,R=2">
            <text:p>:VIDEO / @自宅 / メモ / guitar,gt / 演奏、play / g-1024-2 / other theme=harmonics,R=2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39]+1" office:value-type="float" office:value="39">
            <text:p>39</text:p>
          </table:table-cell>
          <table:table-cell table:style-name="ce3" office:value-type="string">
            <text:p>2019-10-24_14-30-23_000.mov</text:p>
          </table:table-cell>
          <table:table-cell table:style-name="ce6" office:value-type="string">
            <text:p>:VIDEO / @自宅 / メモ / guitar,gt / 演奏、play / g-1024-3 / other theme=harmonics,R=3</text:p>
          </table:table-cell>
          <table:table-cell table:style-name="ce3"/>
          <table:table-cell table:style-name="ce3"/>
          <table:table-cell table:style-name="ce3" office:value-type="string">
            <text:p>N-35-35-14.84 E-139-34-48.83</text:p>
          </table:table-cell>
          <table:table-cell table:style-name="ce24" table:formula="of:=IF([.E40]=&quot;&quot;;[.C40];CONCATENATE([.C40];&quot; / &quot;;[.E40]))" office:value-type="string" office:string-value=":VIDEO / @自宅 / メモ / guitar,gt / 演奏、play / g-1024-3 / other theme=harmonics,R=3">
            <text:p>:VIDEO / @自宅 / メモ / guitar,gt / 演奏、play / g-1024-3 / other theme=harmonics,R=3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0]+1" office:value-type="float" office:value="40">
            <text:p>40</text:p>
          </table:table-cell>
          <table:table-cell table:style-name="ce3" office:value-type="string">
            <text:p>2019-10-24_15-00-42_000.mov</text:p>
          </table:table-cell>
          <table:table-cell table:style-name="ce6" office:value-type="string">
            <text:p>:VIDEO / @自宅 / メモ / guitar,gt / 演奏、play / g-1024-4 / f-79,patt.n,R=4</text:p>
          </table:table-cell>
          <table:table-cell table:style-name="ce3"/>
          <table:table-cell table:style-name="ce3"/>
          <table:table-cell table:style-name="ce3" office:value-type="string">
            <text:p>N-35-35-14.87 E-139-34-48.78</text:p>
          </table:table-cell>
          <table:table-cell table:style-name="ce24" table:formula="of:=IF([.E41]=&quot;&quot;;[.C41];CONCATENATE([.C41];&quot; / &quot;;[.E41]))" office:value-type="string" office:string-value=":VIDEO / @自宅 / メモ / guitar,gt / 演奏、play / g-1024-4 / f-79,patt.n,R=4">
            <text:p>:VIDEO / @自宅 / メモ / guitar,gt / 演奏、play / g-1024-4 / f-79,patt.n,R=4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1]+1" office:value-type="float" office:value="41">
            <text:p>41</text:p>
          </table:table-cell>
          <table:table-cell table:style-name="ce3" office:value-type="string">
            <text:p>2019-10-24_15-22-53_000.mov</text:p>
          </table:table-cell>
          <table:table-cell table:style-name="ce6" office:value-type="string">
            <text:p>:VIDEO / @自室 / 記録 / tome / about=guitar,gt / t=昼間 / 「うまくなろう！」は、要らない</text:p>
          </table:table-cell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4" table:formula="of:=IF([.E42]=&quot;&quot;;[.C42];CONCATENATE([.C42];&quot; / &quot;;[.E42]))" office:value-type="string" office:string-value=":VIDEO / @自室 / 記録 / tome / about=guitar,gt / t=昼間 / 「うまくなろう！」は、要らない">
            <text:p>:VIDEO / @自室 / 記録 / tome / about=guitar,gt / t=昼間 / 「うまくなろう！」は、要らない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2]+1" office:value-type="float" office:value="42">
            <text:p>42</text:p>
          </table:table-cell>
          <table:table-cell table:style-name="ce3" office:value-type="string">
            <text:p>2019-10-24_19-38-10_000.mov</text:p>
          </table:table-cell>
          <table:table-cell table:style-name="ce6" office:value-type="string">
            <text:p>-*</text:p>
          </table:table-cell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4" table:formula="of:=IF([.E43]=&quot;&quot;;[.C43];CONCATENATE([.C43];&quot; / &quot;;[.E43]))" office:value-type="string" office:string-value="-*">
            <text:p>-*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3]+1" office:value-type="float" office:value="43">
            <text:p>43</text:p>
          </table:table-cell>
          <table:table-cell table:style-name="ce3" office:value-type="string">
            <text:p>2019-10-24_22-08-57_000.mov</text:p>
          </table:table-cell>
          <table:table-cell table:style-name="ce6" office:value-type="string">
            <text:p>:VIDEO / @自室 / 記録 / diary / about=身体 / t=夜 / 肩が痛い</text:p>
          </table:table-cell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4" table:formula="of:=IF([.E44]=&quot;&quot;;[.C44];CONCATENATE([.C44];&quot; / &quot;;[.E44]))" office:value-type="string" office:string-value=":VIDEO / @自室 / 記録 / diary / about=身体 / t=夜 / 肩が痛い">
            <text:p>:VIDEO / @自室 / 記録 / diary / about=身体 / t=夜 / 肩が痛い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4]+1" office:value-type="float" office:value="44">
            <text:p>44</text:p>
          </table:table-cell>
          <table:table-cell table:style-name="ce3" office:value-type="string">
            <text:p>2019-10-24_22-12-03_000.mov</text:p>
          </table:table-cell>
          <table:table-cell table:style-name="ce6" office:value-type="string">
            <text:p>:VIDEO / @自室 / 記録 / diary / about=考え、ツボ押し / t=夜 / ツボ押しの目的</text:p>
          </table:table-cell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4" table:formula="of:=IF([.E45]=&quot;&quot;;[.C45];CONCATENATE([.C45];&quot; / &quot;;[.E45]))" office:value-type="string" office:string-value=":VIDEO / @自室 / 記録 / diary / about=考え、ツボ押し / t=夜 / ツボ押しの目的">
            <text:p>:VIDEO / @自室 / 記録 / diary / about=考え、ツボ押し / t=夜 / ツボ押しの目的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5]+1" office:value-type="float" office:value="45">
            <text:p>45</text:p>
          </table:table-cell>
          <table:table-cell table:style-name="ce3" office:value-type="string">
            <text:p>2019-10-24_22-15-02_000.mov</text:p>
          </table:table-cell>
          <table:table-cell table:style-name="ce6" office:value-type="string">
            <text:p>:VIDEO / @自室 / 記録 / diary / about=ツボ押し / t=夜 / 肋骨のツボ</text:p>
          </table:table-cell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4" table:formula="of:=IF([.E46]=&quot;&quot;;[.C46];CONCATENATE([.C46];&quot; / &quot;;[.E46]))" office:value-type="string" office:string-value=":VIDEO / @自室 / 記録 / diary / about=ツボ押し / t=夜 / 肋骨のツボ">
            <text:p>:VIDEO / @自室 / 記録 / diary / about=ツボ押し / t=夜 / 肋骨のツボ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6]+1" office:value-type="float" office:value="46">
            <text:p>46</text:p>
          </table:table-cell>
          <table:table-cell table:style-name="ce3" office:value-type="string">
            <text:p>2019-10-24_22-24-09_000.mov</text:p>
          </table:table-cell>
          <table:table-cell table:style-name="ce6" office:value-type="string">
            <text:p>:VIDEO / @自室 / 記録 / diary / about=ツボ押し / t=夜 / loc=左足、裏、ほくろの左上</text:p>
          </table:table-cell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4" table:formula="of:=IF([.E47]=&quot;&quot;;[.C47];CONCATENATE([.C47];&quot; / &quot;;[.E47]))" office:value-type="string" office:string-value=":VIDEO / @自室 / 記録 / diary / about=ツボ押し / t=夜 / loc=左足、裏、ほくろの左上">
            <text:p>:VIDEO / @自室 / 記録 / diary / about=ツボ押し / t=夜 / loc=左足、裏、ほくろの左上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7]+1" office:value-type="float" office:value="47">
            <text:p>47</text:p>
          </table:table-cell>
          <table:table-cell table:style-name="ce3" office:value-type="string">
            <text:p>2019-10-25_23-29-48_000.mov</text:p>
          </table:table-cell>
          <table:table-cell table:style-name="ce6" office:value-type="string">
            <text:p>:VIDEO / @自室 / 記録 / diary / about=ツボ押し / t=夜 / ツボ押し、未病を治すために、目的</text:p>
          </table:table-cell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4" table:formula="of:=IF([.E48]=&quot;&quot;;[.C48];CONCATENATE([.C48];&quot; / &quot;;[.E48]))" office:value-type="string" office:string-value=":VIDEO / @自室 / 記録 / diary / about=ツボ押し / t=夜 / ツボ押し、未病を治すために、目的">
            <text:p>:VIDEO / @自室 / 記録 / diary / about=ツボ押し / t=夜 / ツボ押し、未病を治すために、目的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8]+1" office:value-type="float" office:value="48">
            <text:p>48</text:p>
          </table:table-cell>
          <table:table-cell table:style-name="ce3" office:value-type="string">
            <text:p>2019-10-25_23-36-15_000.mov</text:p>
          </table:table-cell>
          <table:table-cell table:style-name="ce6" office:value-type="string">
            <text:p>:VIDEO / @自室 / 記録 / diary / about=ツボ押し / t=夜 / loc=左足、裏、踵の際</text:p>
          </table:table-cell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4" table:formula="of:=IF([.E49]=&quot;&quot;;[.C49];CONCATENATE([.C49];&quot; / &quot;;[.E49]))" office:value-type="string" office:string-value=":VIDEO / @自室 / 記録 / diary / about=ツボ押し / t=夜 / loc=左足、裏、踵の際">
            <text:p>:VIDEO / @自室 / 記録 / diary / about=ツボ押し / t=夜 / loc=左足、裏、踵の際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49]+1" office:value-type="float" office:value="49">
            <text:p>49</text:p>
          </table:table-cell>
          <table:table-cell table:style-name="ce3" office:value-type="string">
            <text:p>2019-10-26_07-18-30_000.mov</text:p>
          </table:table-cell>
          <table:table-cell table:style-name="ce3" office:value-type="string">
            <text:p>:VIDEO / @自宅 / 体操 / 朝 / 足踏み、左右、腕振り / new</text:p>
          </table:table-cell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4" table:formula="of:=IF([.E50]=&quot;&quot;;[.C50];CONCATENATE([.C50];&quot; / &quot;;[.E50]))" office:value-type="string" office:string-value=":VIDEO / @自宅 / 体操 / 朝 / 足踏み、左右、腕振り / new">
            <text:p>:VIDEO / @自宅 / 体操 / 朝 / 足踏み、左右、腕振り / new</text:p>
          </table:table-cell>
          <table:table-cell table:style-name="ce25" table:number-columns-repeated="2"/>
          <table:table-cell table:number-columns-repeated="1015"/>
        </table:table-row>
        <table:table-row table:style-name="ro3">
          <table:table-cell table:style-name="ce3" table:formula="of:=[.A50]+1" office:value-type="float" office:value="50">
            <text:p>50</text:p>
          </table:table-cell>
          <table:table-cell table:style-name="ce3" office:value-type="string">
            <text:p>2019-10-26_07-25-37_000.mov</text:p>
          </table:table-cell>
          <table:table-cell table:style-name="ce3" office:value-type="string">
            <text:p>:VIDEO / @自宅 / 体操 / 朝 / 横振り、膝上げ / var / 2-new-patterns</text:p>
          </table:table-cell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4" table:formula="of:=IF([.E51]=&quot;&quot;;[.C51];CONCATENATE([.C51];&quot; / &quot;;[.E51]))" office:value-type="string" office:string-value=":VIDEO / @自宅 / 体操 / 朝 / 横振り、膝上げ / var / 2-new-patterns">
            <text:p>:VIDEO / @自宅 / 体操 / 朝 / 横振り、膝上げ / var / 2-new-patterns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4"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4"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4"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4"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4"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4"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2]=&quot;&quot;;[.C62];CONCATENATE([.C62];&quot; / &quot;;[.E6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3]=&quot;&quot;;[.C63];CONCATENATE([.C63];&quot; / &quot;;[.E6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4]=&quot;&quot;;[.C64];CONCATENATE([.C64];&quot; / &quot;;[.E6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5]=&quot;&quot;;[.C65];CONCATENATE([.C65];&quot; / &quot;;[.E6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6]=&quot;&quot;;[.C66];CONCATENATE([.C66];&quot; / &quot;;[.E6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83</text:p>
          </table:table-cell>
          <table:table-cell table:style-name="ce2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27">
            <text:p>2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51">
            <text:p>5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0" office:value-type="float" office:value="51">
            <text:p>5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5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51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1" table:formula="of:=SUM([.$C$516];[.$C$5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51])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51];[.B51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47];[.B5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5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51];&quot;:m X-X&quot;)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51];[.B511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6];[.B5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1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1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0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 table:number-rows-repeated="204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number-columns-repeated="2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10:1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0-26T10:10:25.46</dc:date>
    <dc:creator>iwabuchi ken</dc:creator>
    <meta:editing-duration>P12DT15H10M48S</meta:editing-duration>
    <meta:editing-cycles>5050</meta:editing-cycles>
    <meta:document-statistic meta:table-count="1" meta:cell-count="989" meta:object-count="0"/>
  </office:meta>
</office:document-meta>
</file>